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" style:family="paragraph" style:parent-style-name="Heading_20_1" style:master-page-name="First_20_Page">
      <style:paragraph-properties style:page-number="auto"/>
      <style:text-properties officeooo:rsid="00197153" officeooo:paragraph-rsid="0019715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97153"/>
    </style:style>
    <style:style style:name="T4" style:family="text">
      <style:text-properties fo:font-variant="normal" fo:text-transform="none" fo:color="#1990b8" style:font-name="Consolas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5f6364" style:font-name="Consolas" fo:font-size="10.5pt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6594090" text:style-name="Outline">
        <text:list-item>
          <text:h text:style-name="P4" text:outline-level="1">Divid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Pone una línea de división</text:span></text:p>
      <text:p text:style-name="Standard"/>
      <text:p text:style-name="Standard">F.Creación: <text:span text:style-name="T3">18-07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T4">new</text:span><text:span text:style-name="T5"> </text:span><text:span text:style-name="T4">Divider</text:span><text:span text:style-name="T6">(),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7-18T22:10:45.687000000</dc:date>
    <meta:editing-duration>PT6M17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10" meta:word-count="23" meta:character-count="187" meta:non-whitespace-character-count="1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